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1ec4"/>
    </style:style>
    <style:style style:name="P2" style:family="paragraph" style:parent-style-name="Text_20_body">
      <style:text-properties officeooo:paragraph-rsid="001ee3bb"/>
    </style:style>
    <style:style style:name="P3" style:family="paragraph" style:parent-style-name="Text_20_body">
      <style:text-properties officeooo:paragraph-rsid="001f45d2"/>
    </style:style>
    <style:style style:name="P4" style:family="paragraph" style:parent-style-name="Heading">
      <style:text-properties officeooo:rsid="001cc598" officeooo:paragraph-rsid="001f45d2"/>
    </style:style>
    <style:style style:name="P5" style:family="paragraph" style:parent-style-name="Heading_20_2">
      <style:text-properties officeooo:paragraph-rsid="0027c90f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>
      <style:text-properties officeooo:rsid="0026d804" officeooo:paragraph-rsid="0026d804"/>
    </style:style>
    <style:style style:name="P9" style:family="paragraph" style:parent-style-name="Text_20_body">
      <style:text-properties fo:language="ru" fo:country="RU" officeooo:rsid="0026d804" officeooo:paragraph-rsid="0028f3b9"/>
    </style:style>
    <style:style style:name="P10" style:family="paragraph" style:parent-style-name="Text_20_body">
      <style:text-properties fo:language="ru" fo:country="RU" officeooo:rsid="00273e15" officeooo:paragraph-rsid="0027c90f"/>
    </style:style>
    <style:style style:name="P11" style:family="paragraph" style:parent-style-name="Text_20_body">
      <style:text-properties fo:language="ru" fo:country="RU" officeooo:rsid="00273e15" officeooo:paragraph-rsid="002a886b"/>
    </style:style>
    <style:style style:name="P12" style:family="paragraph" style:parent-style-name="Text_20_body">
      <style:text-properties fo:language="ru" fo:country="RU" officeooo:rsid="0027c90f" officeooo:paragraph-rsid="0027c90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ff1f0"/>
    </style:style>
    <style:style style:name="T3" style:family="text">
      <style:text-properties officeooo:rsid="001a1ec4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a1ec4"/>
    </style:style>
    <style:style style:name="T6" style:family="text">
      <style:text-properties officeooo:rsid="001f45d2"/>
    </style:style>
    <style:style style:name="T7" style:family="text">
      <style:text-properties officeooo:rsid="0026d804"/>
    </style:style>
    <style:style style:name="T8" style:family="text">
      <style:text-properties officeooo:rsid="00273e15"/>
    </style:style>
    <style:style style:name="T9" style:family="text">
      <style:text-properties officeooo:rsid="0027c90f"/>
    </style:style>
    <style:style style:name="T10" style:family="text">
      <style:text-properties officeooo:rsid="0028f3b9"/>
    </style:style>
    <style:style style:name="T11" style:family="text">
      <style:text-properties officeooo:rsid="002ff1f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9">Введение</text:span></text:h>
      <text:p text:style-name="P8">Основным вычислителем БЦВМ является контроллер <text:span text:style-name="T1">Texas Instruments Sitara™ AM335x, </text:span><text:span text:style-name="T4">расположенный на плате <text:s/></text:span><text:span text:style-name="T1">PHYTEC </text:span><text:span text:style-name="T4">phyCORE-AM335x.</text:span></text:p>
      <text:p text:style-name="P10">ПО <text:s/><text:span text:style-name="T7">phyCORE-AM335x </text:span>состоит из системного и прикладного программного обеспечения. </text:p>
      <text:p text:style-name="P11">Системное ПО включает в себя ОС и набор всевозможных вспомогательных утилит. <text:span text:style-name="T9">Системное ПО не разрабатывается, а собирается из доступных в сети программ с открытым исходным кодом.</text:span></text:p>
      <text:p text:style-name="P12">Прикладное ПО по большей части состоит из самостоятельно разработанных программ, однако для повышения скорости и уменьшения затрат на разработку возможно использование готовых программ с открытыми исходными кодами. При <text:s/>этом сборка готовых программ должна осуществляться своими силами из исходных кодов. Это необходимо для того чтобы иметь исходный код, точно соответствующий программам, функционирующих на борту, понимать особенности их функционирования и иметь возможность вносить в них изменения. </text:p>
      <text:p text:style-name="P9">Плата <text:s/>phyCORE-AM335x соединена с основными шинами КА. <text:span text:style-name="T10">Прикладное ПО</text:span>, <text:span text:style-name="T11">написанное разработчиком КА</text:span>, <text:s/><text:span text:style-name="T8">содержит всю логику управления КА и обеспечивает управление всеми внешними устройствами.</text:span></text:p>
      <text:h text:style-name="Heading_20_2" text:outline-level="2">Характеристики встраиваемого ПО phyCORE-AM335x</text:h>
      <text:h text:style-name="Heading_20_3" text:outline-level="3">1. ПО для phyCORE-AM335x основанное на ОС Linux</text:h>
      <text:p text:style-name="Heading">Пакет поддержки платформы для ОС <text:span text:style-name="T1">Linux</text:span></text:p>
      <text:p text:style-name="Text_20_body">Доступен пакет поддержки платформы phyCORE-AM335x, основанный на ОС Linux. Готовые скомпилированные версии пакета можно скачать здесь: </text:p>
      <text:p text:style-name="Text_20_body">ftp://ftp.phytec.de/pub/Software/Linux/BSP-Yocto-AM335x/BSP-Yocto-AM335x-PD16.2.0/images/</text:p>
      <text:p text:style-name="P1">Имеется возможность собрать данный пакет самостоятельно из исходных кодов.</text:p>
      <text:p text:style-name="P1">Пакет включает в себя инструментарий для разработки и выполнения Linux приложений на phyCORE-AM335x. В качестве загрузчика предлагается использовать Barebox. В качестве основной ОС - Linux. </text:p>
      <text:p text:style-name="Text_20_body">Пакет включает в себя набор инструментов Yocto для создания дистрибутивов Linux и разработки встраиваемых Linux приложений.</text:p>
      <text:p text:style-name="Heading">Запуск системы и резервирование</text:p>
      <text:p text:style-name="Text_20_body">Для обеспечения надежного запуска системы предлагается дорабатывать скрипты Barebox. В частности средствами Barebox можно проверять целостность образа ядра ОС Linux. В случае, если основной образ ядра Linux поврежден, <text:span text:style-name="T4">возможн</text:span><text:span text:style-name="T5">а </text:span><text:span text:style-name="T1">загрузка</text:span> резервных копий <text:soft-page-break/>ядра. Резервные копии ядра Linux могут храниться как на основном, так и на дополнительных внешних носителях. Корневая файловая система также может присутствовать в нескольких экземплярах и на разных носителях (при этом проще работать с не синхронизированными корневыми файловыми системами).</text:p>
      <text:p text:style-name="Heading">Объем памяти для хранения ПО.</text:p>
      <text:p text:style-name="Text_20_body">На плате phyCORE-AM335x находятся SPI NOR flash, Nand flash, MMC карта.</text:p>
      <text:list xml:id="list974812894" text:style-name="L1">
        <text:list-item>
          <text:p text:style-name="P6">Объем памяти SPI Nor flash - 8 Мб.</text:p>
        </text:list-item>
        <text:list-item>
          <text:p text:style-name="P6">Объем памяти Nand flash 512Мб.</text:p>
        </text:list-item>
        <text:list-item>
          <text:p text:style-name="P6">Объем памяти MMC карты - 8Мб.</text:p>
        </text:list-item>
      </text:list>
      <text:p text:style-name="Text_20_body">Размер скомпилированного ядра Linux составляет примерно 3-4Мб.</text:p>
      <text:p text:style-name="Text_20_body">Размер файловой системы может быть сколь угодно большим, но обычно для решения основных задач управления КА достаточно файловой системы размером около 100 Мб.</text:p>
      <text:p text:style-name="Text_20_body">Резервные копии ядра ОС и корневой файловой системы можно хранить на указанных носителях информации:</text:p>
      <text:list xml:id="list1164461046" text:style-name="L2">
        <text:list-item>
          <text:p text:style-name="P7">SPI Nor flash может вместить до 2 копий ядра Linux. Корневую файловую систему разместить на данном носителе не представляется возможным.</text:p>
        </text:list-item>
        <text:list-item>
          <text:p text:style-name="P7">Nand flash позволяет хранить множество копий ядра Linux и до 4-5 копий корневой файловой системы.</text:p>
        </text:list-item>
        <text:list-item>
          <text:p text:style-name="P7">MMC карта позволяет хранить множество копий ядра Linux и до 8-10 копий корневой файловой системы.</text:p>
        </text:list-item>
      </text:list>
      <text:p text:style-name="Text_20_body"/>
      <text:p text:style-name="Text_20_body">Загрузчик Barebox может быть размещен на любом из указанных носителей. </text:p>
      <text:p text:style-name="Text_20_body">Для того чтобы была возможность загружаться как с SPI Nor flash, так и с Nand Flash и с MMC карты, пины SYS_BOOT платы phyCORE-AM335x должны быть сконфигурирован<text:span text:style-name="T3">ы</text:span> определенным образом (см Hardware Manual для phyCORE-AM335x)</text:p>
      <text:p text:style-name="Heading">Разработка ПО</text:p>
      <text:p text:style-name="Text_20_body">ПО для phyCORE-AM335x вообще говоря можно разрабатывать на любом языке программирования.</text:p>
      <text:p text:style-name="Text_20_body">Наиболее предпочтительными для разработки ПО являются языки C,С++. Наряду с ними часто используются bash скрипты или программы на языке python.</text:p>
      <text:p text:style-name="P2">Разработка кода может производиться в среде Qt или Eclipse. В качестве ОС Host-машины предлагается использование Ubuntu (например 14.04 LTS, можно и более поздние версии).</text:p>
      <text:p text:style-name="P4"><text:soft-page-break/>Отладка <text:span text:style-name="T6">ПО</text:span></text:p>
      <text:p text:style-name="P3">В качестве отладчика можно использовать GDB. Для этого на Host-машине необходимо интегрировать GDB со средой разработки (например с Eclipse). На целевой машине необходимо установить GDB Server.</text:p>
      <text:p text:style-name="P3">Также можно использовать консоль для контроля функционирования ПО целевой машины. Для этого необходимо на host-машине установить программу терминал (например Tera Term или Minicom). На целевой машине обычно один из Uart портов настраивается как консоль. Через консоль можно наблюдать за ходом работы ПО целевой машины и передавать туда различные команды управления.</text:p>
      <text:p text:style-name="Heading">Обновление ПО <text:s text:c="79"/></text:p>
      <text:p text:style-name="Text_20_body">В наземных условиях можно обновлять загрузчик Barebox, ядро Linux и любые программы и данные, находящиеся в корневой файловой системе.</text:p>
      <text:p text:style-name="Text_20_body">В летных условиях обычно дост<text:span text:style-name="T3">а</text:span>точно только обновления программ и данных в корневой файловой системе.</text:p>
      <text:p text:style-name="Text_20_body">Теоретически можно организовать обновление загрузчика и ядра Linux в лете. Однако такое обновление является весьма рискованной операцией.</text:p>
      <text:h text:style-name="Heading_20_3" text:outline-level="3">2. ПО для phyCORE-AM335x основанное на ОС Android</text:h>
      <text:p text:style-name="Text_20_body">Доступен пакет поддержки платформы phyCORE-AM335x, основанный на ОС Android.</text:p>
      <text:p text:style-name="Text_20_body">Данный пакет можно скачать например здесь:ftp://ftp.phytec.com/products/PCM-051_phyCORE-AM335x/Android/PD14.1.0/</text:p>
      <text:p text:style-name="Text_20_body">Пакет включает в себя инструментарий для разработки и выполнения Android приложений на phyCORE-AM335x.</text:p>
      <text:p text:style-name="Text_20_body">В качестве загрузчика предлагается использовать Barebox. В качестве основной ОС - Android, базирующийся на Linux.</text:p>
      <text:h text:style-name="Heading_20_3" text:outline-level="3">3. ПО для phyCORE-AM335x основанное на ОС Windows</text:h>
      <text:p text:style-name="Text_20_body">Доступен пакет поддержки платформы phyCORE-AM335x, основанный на ОС Windows Embedded Compact 7.</text:p>
      <text:p text:style-name="Text_20_body">Данный пакет можно скачать например здесь: ftp://ftp.phytec.com/products/PCM-051_phyCORE-AM335x/Compact7/PD13.2.1_EA1/</text:p>
      <text:p text:style-name="Text_20_body">Пакет включает в себя инструментарий для разработки и выполнения Windows Compact 7 приложений на phyCORE-AM335x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4T13:00:00.492000000</meta:creation-date>
    <dc:date>2017-12-14T16:59:07.668000000</dc:date>
    <meta:editing-duration>PT1H15M32S</meta:editing-duration>
    <meta:editing-cycles>18</meta:editing-cycles>
    <meta:generator>LibreOffice/5.4.3.2$Windows_X86_64 LibreOffice_project/92a7159f7e4af62137622921e809f8546db437e5</meta:generator>
    <meta:document-statistic meta:table-count="0" meta:image-count="0" meta:object-count="0" meta:page-count="3" meta:paragraph-count="49" meta:word-count="756" meta:character-count="5813" meta:non-whitespace-character-count="5022"/>
  </office:meta>
</office:document-meta>
</file>